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83400000834D9216E9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ankGothic Md BT" svg:font-family="'BankGothic Md B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>
        <style:tab-stops>
          <style:tab-stop style:position="0in"/>
        </style:tab-stops>
      </style:paragraph-properties>
      <style:text-properties fo:color="#003366" style:font-name="Arial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/>
    </style:style>
    <style:style style:name="P2" style:family="paragraph" style:parent-style-name="Heading_20_3">
      <style:paragraph-properties fo:text-align="center" style:justify-single-word="false">
        <style:tab-stops>
          <style:tab-stop style:position="0in"/>
        </style:tab-stops>
      </style:paragraph-properties>
      <style:text-properties fo:color="#003366" style:font-name="Arial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/>
    </style:style>
    <style:style style:name="P3" style:family="paragraph" style:parent-style-name="Heading_20_3">
      <style:paragraph-properties fo:text-align="end" style:justify-single-word="false">
        <style:tab-stops>
          <style:tab-stop style:position="0in"/>
        </style:tab-stops>
      </style:paragraph-properties>
      <style:text-properties fo:color="#003366" style:font-name="Arial" fo:font-size="26pt" fo:language="en" fo:country="US" fo:font-weight="bold" style:font-name-asian="Times New Roman" style:font-size-asian="26pt" style:language-asian="en" style:country-asian="US" style:font-weight-asian="bold" style:font-name-complex="Times New Roman" style:font-size-complex="26pt" style:language-complex="ar" style:country-complex="SA"/>
    </style:style>
    <style:style style:name="P4" style:family="paragraph" style:parent-style-name="Standard">
      <style:paragraph-properties fo:text-align="end" style:justify-single-word="false">
        <style:tab-stops>
          <style:tab-stop style:position="0in"/>
        </style:tab-stops>
      </style:paragraph-properties>
      <style:text-properties fo:color="#003366" style:font-name="Arial" fo:font-size="26pt" fo:language="en" fo:country="US" fo:font-weight="bold" style:font-name-asian="Times New Roman" style:font-size-asian="26pt" style:language-asian="en" style:country-asian="US" style:font-weight-asian="bold" style:font-name-complex="Times New Roman" style:font-size-complex="26pt" style:language-complex="ar" style:country-complex="SA"/>
    </style:style>
    <style:style style:name="P5" style:family="paragraph" style:parent-style-name="Standard">
      <style:paragraph-properties fo:text-align="end" style:justify-single-word="false">
        <style:tab-stops>
          <style:tab-stop style:position="0in"/>
        </style:tab-stops>
      </style:paragraph-properties>
      <style:text-properties fo:color="#003366" style:font-name="Arial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/>
    </style:style>
    <style:style style:name="P6" style:family="paragraph" style:parent-style-name="Heading_20_3">
      <style:paragraph-properties fo:text-align="end" style:justify-single-word="false">
        <style:tab-stops>
          <style:tab-stop style:position="0in"/>
        </style:tab-stops>
      </style:paragraph-properties>
      <style:text-properties fo:color="#003366" style:font-name="Arial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/>
    </style:style>
    <style:style style:name="P7" style:family="paragraph" style:parent-style-name="Standard">
      <style:paragraph-properties fo:text-align="end" style:justify-single-word="false"/>
      <style:text-properties fo:color="#003366" style:font-name="Arial" fo:font-size="12pt" fo:language="en" fo:country="US" fo:font-weight="bold" style:font-name-asian="Times New Roman" style:font-size-asian="12pt" style:language-asian="en" style:country-asian="US" style:font-weight-asian="bold" style:font-name-complex="Times New Roman" style:font-size-complex="12pt" style:language-complex="ar" style:country-complex="SA"/>
    </style:style>
    <style:style style:name="P8" style:family="paragraph" style:parent-style-name="Standard">
      <style:paragraph-properties fo:text-align="end" style:justify-single-word="false"/>
      <style:text-properties fo:color="#003366" style:font-name="Arial" fo:font-size="16pt" fo:language="en" fo:country="US" style:font-name-asian="Times New Roman" style:font-size-asian="16pt" style:language-asian="en" style:country-asian="US" style:font-name-complex="Times New Roman" style:font-size-complex="10pt" style:language-complex="ar" style:country-complex="SA"/>
    </style:style>
    <style:style style:name="T1" style:family="text">
      <style:text-properties fo:background-color="transparent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>
        <style:list-level-properties text:min-label-distance="0.1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/>
      <text:h text:style-name="P2" text:outline-level="3"/>
      <text:h text:style-name="P3" text:outline-level="3"/>
      <text:h text:style-name="P3" text:outline-level="3">LDAP Authentication Services</text:h>
      <text:p text:style-name="P4"/>
      <text:p text:style-name="P4">For </text:p>
      <text:p text:style-name="P4"/>
      <text:p text:style-name="P4">Microsoft Internet Information Services</text:p>
      <text:p text:style-name="P4"/>
      <text:p text:style-name="P4">Version 2.0 Alpha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Written by Ram Rajadhyaksha</text:p>
      <text:p text:style-name="P5"/>
      <text:p text:style-name="P5"/>
      <text:h text:style-name="P6" text:outline-level="3">100 East Campus View Blvd.</text:h>
      <text:p text:style-name="P7">Suite 250</text:p>
      <text:p text:style-name="P7">Columbus, Ohio 43235</text:p>
      <text:p text:style-name="P7">Tel: 614 438 2628</text:p>
      <text:p text:style-name="P7">Fax: 614 334 3848</text:p>
      <text:p text:style-name="P7"/>
      <text:p text:style-name="P8"><text:s/><text:a xlink:type="simple" xlink:href="" text:style-name="Internet_20_link" text:visited-style-name="Visited_20_Internet_20_Link"><text:span text:style-name="T1">WWW.INFLECTIONTECH.COM</text:span></text:a></text:p>
      <text:p text:style-name="P7"/>
      <text:p text:style-name="P7">Copyright 2006 Inflection Technology, LL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MS Mincho" svg:font-family="'MS Mincho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ankGothic Md BT" svg:font-family="'BankGothic Md B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2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in" fo:margin-right="0in" fo:text-align="center" style:justify-single-word="false" fo:text-indent="0in" style:auto-text-indent="false" fo:keep-with-next="always"/>
      <style:text-properties fo:color="#000080" fo:font-size="36pt" style:font-size-asian="36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text-align="center" style:justify-single-word="false" fo:text-indent="0in" style:auto-text-indent="false" fo:keep-with-next="always"/>
      <style:text-properties fo:color="#000080" fo:font-size="16pt" style:font-size-asian="16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padding="0in" fo:border-left="none" fo:border-right="none" fo:border-top="none" fo:border-bottom="0.0138in solid #000000" style:shadow="none"/>
    </style:style>
    <style:style style:name="P2" style:family="paragraph" style:parent-style-name="Footer">
      <style:paragraph-properties fo:text-align="start" style:justify-single-word="false" fo:padding="0in" fo:border="none"/>
      <style:text-properties fo:color="#389cb4" style:font-name="BankGothic Md BT" fo:font-size="20pt" fo:language="en" fo:country="US" style:font-name-asian="Times New Roman" style:font-size-asian="20pt" style:language-asian="en" style:country-asian="US" style:font-name-complex="Times New Roman" style:font-size-complex="20pt" style:language-complex="ar" style:country-complex="SA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102in" fo:border="none" style:mirror="none" fo:clip="rect(0in 0in 0in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>
        <style:background-image/>
      </style:graphic-properties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361in" style:dynamic-spacing="true"/>
      </style:header-style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graphics1" text:anchor-type="char" svg:x="0.0417in" svg:y="-0.0181in" svg:width="0.3681in" svg:height="0.3681in" draw:z-index="0"><draw:image xlink:href="Pictures/100002010000083400000834D9216E94.png" xlink:type="simple" xlink:show="embed" xlink:actuate="onLoad"/></draw:frame><draw:frame draw:style-name="fr2" draw:name="Frame1" text:anchor-type="char" svg:x="0.4472in" svg:y="-0.0047in" svg:width="5.1252in" svg:height="0.3134in" draw:z-index="1"><draw:text-box><text:p text:style-name="P2">Inflection Technology</text:p></draw:text-box></draw:frame></text:p>
        <text:p text:style-name="P1"/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06-11-14T13:28:56</meta:creation-date>
    <dc:date>2006-12-15T12:44:36</dc:date>
    <meta:print-date>2006-12-15T12:42:00</meta:print-date>
    <dc:language>en-US</dc:language>
    <meta:editing-cycles>4</meta:editing-cycles>
    <meta:editing-duration>PT5M15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13" meta:word-count="41" meta:character-count="289"/>
  </office:meta>
</office:document-meta>
</file>